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c92" officeooo:paragraph-rsid="000ff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jv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59:12.134539563</meta:creation-date>
    <dc:date>2022-03-01T22:14:30.463122676</dc:date>
    <meta:editing-duration>PT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